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EARCHING AND ASSIGNMENT</text:span><text:span text:style-name="a382" text:class-names=""/></text:p>
          </draw:text-box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<text:s text:c="11"/></text:span><text:span text:style-name="a386" text:class-names="">PRESENTED BY:</text:span></text:p>
            <text:p text:style-name="a389" text:class-names="" text:cond-style-name=""><text:span text:style-name="a388" text:class-names=""><text:tab/>AJITHKUMAR P</text:span></text:p>
            <text:p text:style-name="a391" text:class-names="" text:cond-style-name=""><text:span text:style-name="a390" text:class-names=""/></text:p>
          </draw:text-box>
          <svg:title/>
          <svg:desc/>
        </draw:frame>
      </draw:page>
      <draw:page draw:name="Slide2" draw:style-name="a393" draw:master-page-name="Master1-Layout4-twoObj-Two-Content" presentation:presentation-page-layout-name="Master1-PPL4" draw:id="Slide-257">
        <draw:frame draw:id="id65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SEARCHING ALGORITHM</text:span><text:span text:style-name="a395" text:class-names=""/></text:p>
          </draw:text-box>
          <svg:title/>
          <svg:desc/>
        </draw:frame>
        <draw:frame draw:id="id66" presentation:style-name="a423" draw:name="Content Placeholder 2" svg:x="0.91667in" svg:y="1.99653in" svg:width="5.66667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LINEAR SEARCH</text:span></text:p>
              </text:list-item>
            </text:list>
            <text:list text:style-name="a407">
              <text:list-item>
                <text:p text:style-name="a406" text:class-names="" text:cond-style-name=""><text:span text:style-name="a401" text:class-names="">In</text:span><text:span text:style-name="a402" text:class-names=""><text:s text:c="1"/></text:span><text:span text:style-name="a403" text:class-names="">linear</text:span><text:span text:style-name="a404" text:class-names=""><text:s text:c="1"/></text:span><text:span text:style-name="a405" text:class-names="">search we do not have to sort the array first</text:span></text:p>
              </text:list-item>
            </text:list>
            <text:list text:style-name="a412">
              <text:list-item>
                <text:p text:style-name="a411" text:class-names="" text:cond-style-name=""><text:span text:style-name="a408" text:class-names="">It</text:span><text:span text:style-name="a409" text:class-names=""><text:s text:c="1"/></text:span><text:span text:style-name="a410" text:class-names="">search an element from first index</text:span></text:p>
              </text:list-item>
            </text:list>
            <text:list text:style-name="a422">
              <text:list-item>
                <text:p text:style-name="a421" text:class-names="" text:cond-style-name=""><text:span text:style-name="a413" text:class-names="">It fails</text:span><text:span text:style-name="a414" text:class-names=""><text:s text:c="1"/></text:span><text:span text:style-name="a415" text:class-names="">when</text:span><text:span text:style-name="a416" text:class-names=""><text:s text:c="1"/></text:span><text:span text:style-name="a417" text:class-names="">a</text:span><text:span text:style-name="a418" text:class-names=""><text:s text:c="1"/></text:span><text:span text:style-name="a419" text:class-names="">element is not present in array</text:span><text:span text:style-name="a420" text:class-names=""/></text:p>
              </text:list-item>
            </text:list>
          </draw:text-box>
          <svg:title/>
          <svg:desc/>
        </draw:frame>
        <draw:frame draw:id="id67" presentation:style-name="a468" draw:name="Content Placeholder 3" svg:x="6.75in" svg:y="1.99653in" svg:width="5.66667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BINARY SEARCH</text:span></text:p>
              </text:list-item>
            </text:list>
            <text:list text:style-name="a445">
              <text:list-item>
                <text:p text:style-name="a444" text:class-names="" text:cond-style-name=""><text:span text:style-name="a427" text:class-names="">In</text:span><text:span text:style-name="a428" text:class-names=""><text:s text:c="1"/></text:span><text:span text:style-name="a429" text:class-names="">binary</text:span><text:span text:style-name="a430" text:class-names=""><text:s text:c="1"/></text:span><text:span text:style-name="a431" text:class-names="">search</text:span><text:span text:style-name="a432" text:class-names=""><text:s text:c="1"/></text:span><text:span text:style-name="a433" text:class-names="">we</text:span><text:span text:style-name="a434" text:class-names=""><text:s text:c="1"/></text:span><text:span text:style-name="a435" text:class-names="">have to</text:span><text:span text:style-name="a436" text:class-names=""><text:s text:c="1"/></text:span><text:span text:style-name="a437" text:class-names="">sort</text:span><text:span text:style-name="a438" text:class-names=""><text:s text:c="1"/></text:span><text:span text:style-name="a439" text:class-names="">the</text:span><text:span text:style-name="a440" text:class-names=""><text:s text:c="1"/></text:span><text:span text:style-name="a441" text:class-names="">array</text:span><text:span text:style-name="a442" text:class-names=""><text:s text:c="1"/></text:span><text:span text:style-name="a443" text:class-names="">first</text:span></text:p>
              </text:list-item>
            </text:list>
            <text:list text:style-name="a458">
              <text:list-item>
                <text:p text:style-name="a457" text:class-names="" text:cond-style-name=""><text:span text:style-name="a446" text:class-names="">Binary</text:span><text:span text:style-name="a447" text:class-names=""><text:s text:c="1"/></text:span><text:span text:style-name="a448" text:class-names="">searches</text:span><text:span text:style-name="a449" text:class-names=""><text:s text:c="1"/></text:span><text:span text:style-name="a450" text:class-names="">an</text:span><text:span text:style-name="a451" text:class-names=""><text:s text:c="1"/></text:span><text:span text:style-name="a452" text:class-names="">array</text:span><text:span text:style-name="a453" text:class-names=""><text:s text:c="1"/></text:span><text:span text:style-name="a454" text:class-names="">into</text:span><text:span text:style-name="a455" text:class-names=""><text:s text:c="1"/></text:span><text:span text:style-name="a456" text:class-names="">two parts in each iteration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3" draw:style-name="a469" draw:master-page-name="Master1-Layout4-twoObj-Two-Content" presentation:presentation-page-layout-name="Master1-PPL4" draw:id="Slide-258">
        <draw:frame draw:id="id68" presentation:style-name="a473" draw:name="Title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Big(O)Notation</text:span><text:span text:style-name="a471" text:class-names=""/></text:p>
          </draw:text-box>
          <svg:title/>
          <svg:desc/>
        </draw:frame>
        <draw:frame draw:id="id69" presentation:style-name="a488" draw:name="Content Placeholder 2" svg:x="0.91667in" svg:y="1.99653in" svg:width="5.66667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LINEAR SEARCH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O(n)</text:span></text:p>
              </text:list-item>
            </text:list>
            <text:list text:style-name="a487">
              <text:list-item>
                <text:p text:style-name="a486" text:class-names="" text:cond-style-name=""><text:span text:style-name="a480" text:class-names="">Time</text:span><text:span text:style-name="a481" text:class-names=""><text:s text:c="1"/></text:span><text:span text:style-name="a482" text:class-names="">complexity of linear search is more when</text:span><text:span text:style-name="a483" text:class-names=""><text:s text:c="1"/></text:span><text:span text:style-name="a484" text:class-names="">compare to binary search</text:span><text:span text:style-name="a485" text:class-names=""/></text:p>
              </text:list-item>
            </text:list>
          </draw:text-box>
          <svg:title/>
          <svg:desc/>
        </draw:frame>
        <draw:frame draw:id="id70" presentation:style-name="a503" draw:name="Content Placeholder 3" svg:x="6.75in" svg:y="1.99653in" svg:width="5.66667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BINARY SEARCH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O(log n)</text:span></text:p>
              </text:list-item>
            </text:list>
            <text:list text:style-name="a502">
              <text:list-item>
                <text:p text:style-name="a501" text:class-names="" text:cond-style-name=""><text:span text:style-name="a495" text:class-names="">Binary</text:span><text:span text:style-name="a496" text:class-names=""><text:s text:c="1"/></text:span><text:span text:style-name="a497" text:class-names="">search is the best search algorithm according to time</text:span><text:span text:style-name="a498" text:class-names=""><text:s text:c="1"/></text:span><text:span text:style-name="a499" text:class-names="">complexit</text:span><text:span text:style-name="a500" text:class-names="">y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EARCHING AND ASSIGNMENT</dc:title>
    <meta:initial-creator>Ajithkumar Pugalenthi</meta:initial-creator>
    <dc:creator>Ajithkumar Pugalenthi</dc:creator>
    <meta:creation-date>2022-10-21T12:14:48Z</meta:creation-date>
    <dc:date>2022-10-21T12:39:07Z</dc:date>
    <meta:editing-cycles>1</meta:editing-cycles>
    <meta:editing-duration>PT1458S</meta:editing-duration>
    <meta:document-statistic meta:paragraph-count="19" meta:word-count="106"/>
  </office:meta>
</office:document-meta>
</file>